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98268"/>
    </style:style>
    <style:style style:name="T1" style:family="text">
      <style:text-properties officeooo:rsid="000982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trat<text:span text:style-name="T1">­</text:span>égia de Divulgação PagBy - Salões e Barbearias</text:p>
      <text:p text:style-name="Standard">🎯 Público-Alvo</text:p>
      <text:p text:style-name="Standard">Proprietários de salões de beleza e barbearias</text:p>
      <text:p text:style-name="Standard">1-10 funcionários (foco inicial)</text:p>
      <text:p text:style-name="Standard">Usam agenda papel/Excel</text:p>
      <text:p text:style-name="Standard">Dificuldade com controle financeiro</text:p>
      <text:p text:style-name="Standard">📱 Canais Principais</text:p>
      <text:p text:style-name="Standard">1. Instagram/Facebook Ads</text:p>
      <text:p text:style-name="Standard"/>
      <text:p text:style-name="Standard">Segmentação: Proprietários de salões na região</text:p>
      <text:p text:style-name="Standard">Criativos: Antes/depois (papel → Pagby)</text:p>
      <text:p text:style-name="Standard">CTA: WhatsApp direto (seu bot já capta leads!)</text:p>
      <text:p text:style-name="Standard">Budget inicial: R$ 20-50/dia</text:p>
      <text:p text:style-name="Standard">2. WhatsApp Business</text:p>
      <text:p text:style-name="Standard"/>
      <text:p text:style-name="Standard">Grupos de WhatsApp de profissionais da beleza</text:p>
      <text:p text:style-name="Standard">Mensagens personalizadas para salões locais</text:p>
      <text:p text:style-name="Standard">Bot já configurado para captar interesse</text:p>
      <text:p text:style-name="Standard">3. Parcerias Locais</text:p>
      <text:p text:style-name="Standard"/>
      <text:p text:style-name="Standard">Distribuidores de produtos (Wella, Loreal)</text:p>
      <text:p text:style-name="Standard">Associações de cabeleireiros</text:p>
      <text:p text:style-name="Standard">Influencers locais do segmento</text:p>
      <text:p text:style-name="Standard">4. Google Ads</text:p>
      <text:p text:style-name="Standard"/>
      <text:p text:style-name="Standard">Palavras: "sistema para salão", "agenda online salão"</text:p>
      <text:p text:style-name="Standard">Foco em termos de baixo custo</text:p>
      <text:p text:style-name="Standard">Landing page com trial de 30 dias</text:p>
      <text:p text:style-name="Standard">💡 Diferenciais para Destacar</text:p>
      <text:p text:style-name="Standard">✅ Trial 30 dias grátis - Já implementado</text:p>
      <text:p text:style-name="Standard">✅ Lembretes WhatsApp automáticos - Recém implementado!</text:p>
      <text:p text:style-name="Standard">✅ Preço por funcionário - Justo e escalável</text:p>
      <text:p text:style-name="Standard">✅ Sem fidelidade - Cancela quando quiser</text:p>
      <text:p text:style-name="Standard"/>
      <text:p text:style-name="Standard">🎬 Conteúdo para Criar</text:p>
      <text:p text:style-name="Standard">Vídeos curtos (Reels/TikTok)</text:p>
      <text:p text:style-name="Standard"/>
      <text:p text:style-name="Standard">"Como perdi R$ 500 por mês com clientes que não aparecem"</text:p>
      <text:p text:style-name="Standard">"3 sinais que você precisa de um sistema de gestão"</text:p>
      <text:p text:style-name="Standard">Cases de sucesso</text:p>
      <text:p text:style-name="Standard"/>
      <text:p text:style-name="Standard">Depoimentos dos tenants atuais (bar, villebelle, etc)</text:p>
      <text:p text:style-name="Standard">Antes/depois em números</text:p>
      <text:p text:style-name="Standard">Conteúdo educativo</text:p>
      <text:p text:style-name="Standard"/>
      <text:p text:style-name="Standard">"Como calcular comissão de funcionários"</text:p>
      <text:p text:style-name="Standard">"Planilha grátis de controle financeiro" (lead magnet)</text:p>
      <text:p text:style-name="Standard">🚀 Plano de Ação 30 Dias</text:p>
      <text:p text:style-name="Standard">Semana 1-2: Preparação</text:p>
      <text:p text:style-name="Standard"/>
      <text:p text:style-name="Standard">Criar página de captura simples</text:p>
      <text:p text:style-name="Standard">Gravar 3-5 depoimentos de clientes atuais</text:p>
      <text:p text:style-name="Standard"><text:soft-page-break/>Preparar 10 posts/vídeos curtos</text:p>
      <text:p text:style-name="Standard">Semana 3-4: Lançamento</text:p>
      <text:p text:style-name="Standard"/>
      <text:p text:style-name="Standard">Ativar Facebook/Instagram Ads</text:p>
      <text:p text:style-name="Standard">Mensagens diretas para 50 salões locais</text:p>
      <text:p text:style-name="Standard">Posts diários em redes sociais</text:p>
      <text:p text:style-name="Standard">Meta inicial: 5-10 trials/mês</text:p>
      <text:p text:style-name="Standard"/>
      <text:p text:style-name="Standard">💰 Investimento Mínimo</text:p>
      <text:p text:style-name="Standard">Ads: R$ 1.000/mês</text:p>
      <text:p text:style-name="Standard">Criação de conteúdo: R$ 500/mês (freelancer)</text:p>
      <text:p text:style-name="Standard">Total: R$ 1.500/mês</text:p>
      <text:p text:style-name="Standard">📊 Métricas para Acompanhar</text:p>
      <text:p text:style-name="Standard">Custo por lead (CPL)</text:p>
      <text:p text:style-name="Standard">Taxa de conversão trial → pago</text:p>
      <text:p text:style-name="Standard">CAC (Custo de Aquisição de Cliente)</text:p>
      <text:p text:style-name="Standard">LTV (Lifetime Value)<text:span text:style-name="T1">­</text:span></text:p>
      <text:p text:style-name="Standard"/>
      <text:p text:style-name="P1">Atualmente minha empresa ainda não está registrada. Posso iniciar uma campanha de divulgação mesmo assim?</text:p>
      <text:p text:style-name="Standard"/>
      <text:p text:style-name="Standard">Sim, mas com algumas considerações importantes:</text:p>
      <text:p text:style-name="Standard">✅ Pode Começar Agora</text:p>
      <text:p text:style-name="Standard">Fase de validação (1-3 meses):</text:p>
      <text:p text:style-name="Standard"/>
      <text:p text:style-name="Standard">✅ Divulgar e captar leads</text:p>
      <text:p text:style-name="Standard">✅ Oferecer trials gratuitos</text:p>
      <text:p text:style-name="Standard">✅ Testar o produto com clientes reais</text:p>
      <text:p text:style-name="Standard">✅ Coletar feedback e cases</text:p>
      <text:p text:style-name="Standard"/>
      <text:p text:style-name="Standard">Vantagens:</text:p>
      <text:p text:style-name="Standard">Valida o produto antes de investir em formalização</text:p>
      <text:p text:style-name="Standard">Testa canais de marketing</text:p>
      <text:p text:style-name="Standard">Constrói portfólio de clientes</text:p>
      <text:p text:style-name="Standard">⚠️ Limitações Importantes</text:p>
      <text:p text:style-name="Standard"/>
      <text:p text:style-name="Standard">Não pode (sem CNPJ):</text:p>
      <text:p text:style-name="Standard">❌ Emitir notas fiscais</text:p>
      <text:p text:style-name="Standard">❌ Receber via boleto bancário formal</text:p>
      <text:p text:style-name="Standard">❌ Ter conta PJ em gateways de pagamento</text:p>
      <text:p text:style-name="Standard">❌ Fazer contratos empresariais robustos</text:p>
      <text:p text:style-name="Standard">Alternativas temporárias:</text:p>
      <text:p text:style-name="Standard"/>
      <text:p text:style-name="Standard">Pix CPF (funciona, mas não é profissional)</text:p>
      <text:p text:style-name="Standard">Trials gratuitos estendidos</text:p>
      <text:p text:style-name="Standard">"Beta program" sem cobrança inicial</text:p>
      <text:p text:style-name="Standard">🏢 Quando Formalizar</text:p>
      <text:p text:style-name="Standard">Abra MEI quando:</text:p>
      <text:p text:style-name="Standard"/>
      <text:p text:style-name="Standard">Conseguir 3-5 clientes pagantes</text:p>
      <text:p text:style-name="Standard">Faturar mais de R$ 1.000/mês</text:p>
      <text:p text:style-name="Standard">Precisar emitir nota fiscal</text:p>
      <text:p text:style-name="Standard"><text:soft-page-break/>Quiser credibilidade empresarial</text:p>
      <text:p text:style-name="Standard">Custo MEI:</text:p>
      <text:p text:style-name="Standard"/>
      <text:p text:style-name="Standard">Abertura: Gratuita</text:p>
      <text:p text:style-name="Standard">Mensalidade: ~R$ 70/mês (INSS + ISS)</text:p>
      <text:p text:style-name="Standard">Limite: R$ 81.000/ano</text:p>
      <text:p text:style-name="Standard">📋 Plano Gradual</text:p>
      <text:p text:style-name="Standard">Mês 1-2: Validação (sem CNPJ)</text:p>
      <text:p text:style-name="Standard"/>
      <text:p text:style-name="Standard">￼</text:p>
      <text:p text:style-name="Standard">- Divulgação orgânica- Trials gratuitos- Whatsapp bot captando leads- Coleta de depoimentos</text:p>
      <text:p text:style-name="Standard">Mês 3: Formalização (MEI)</text:p>
      <text:p text:style-name="Standard"/>
      <text:p text:style-name="Standard">￼</text:p>
      <text:p text:style-name="Standard">- Abrir MEI online (1-3 dias)- Configurar gateway de pagamento- Integrar Asaas (já implementado)- Começar cobrança</text:p>
      <text:p text:style-name="Standard">Mês 6+: Escala (ME se necessário)</text:p>
      <text:p text:style-name="Standard"/>
      <text:p text:style-name="Standard">￼</text:p>
      <text:p text:style-name="Standard">- Se passar R$ 81k/ano- Migrar MEI → ME- Contratar contador</text:p>
      <text:p text:style-name="Standard">🎯 Estratégia Recomendada</text:p>
      <text:p text:style-name="Standard">Agora (sem CNPJ):</text:p>
      <text:p text:style-name="Standard"/>
      <text:p text:style-name="Standard">Divulgue como "Beta Program"</text:p>
      <text:p text:style-name="Standard">Ofereça 60 dias grátis</text:p>
      <text:p text:style-name="Standard">Capture leads via WhatsApp bot</text:p>
      <text:p text:style-name="Standard">Peça depoimentos escritos/vídeo</text:p>
      <text:p text:style-name="Standard">Construa cases de sucesso</text:p>
      <text:p text:style-name="Standard">Quando tiver 3-5 interessados sérios:</text:p>
      <text:p text:style-name="Standard"/>
      <text:p text:style-name="Standard">Abra MEI online (simples.gov.br)</text:p>
      <text:p text:style-name="Standard">Configure pagamentos (Asaas)</text:p>
      <text:p text:style-name="Standard">Converta trials em pagantes</text:p>
      <text:p text:style-name="Standard">Emita notas fiscais</text:p>
      <text:p text:style-name="Standard">⚙️ Tecnicamente Você Já Tem</text:p>
      <text:p text:style-name="Standard">✅ Sistema multi-tenant funcionando</text:p>
      <text:p text:style-name="Standard">✅ Integração com Asaas (pagamentos)</text:p>
      <text:p text:style-name="Standard">✅ Whatsapp bot para leads</text:p>
      <text:p text:style-name="Standard">✅ Trial de 30 dias automático</text:p>
      <text:p text:style-name="Standard">✅ Lembretes automáticos</text:p>
      <text:p text:style-name="Standard"/>
      <text:p text:style-name="Standard">Só falta: CNPJ para receber formalmente.</text:p>
      <text:p text:style-name="Standard"/>
      <text:p text:style-name="Standard">💡 Sugestão Prática</text:p>
      <text:p text:style-name="Standard">Próximos 30 dias:</text:p>
      <text:p text:style-name="Standard"/>
      <text:p text:style-name="Standard"/>
      <text:p text:style-name="P2">Semana 1-2: Divulgação orgânica- Posts em grupos de WhatsApp- Instagram do projeto- "Beta fechado - vagas limitadas"</text:p>
      <text:p text:style-name="P2">Semana 3: Primeiros trials- 5-10 salões testando- Suporte próximo- Coleta de feedback</text:p>
      <text:p text:style-name="P2">Semana 4: Abrir MEI se tiver tração- Se 2-3 quiserem pagar- Processo online demora 1-3 dias- Já pode começar a cobrar</text:p>
      <text:p text:style-name="Standard"><text:soft-page-break/>Mensagem para usar agora:</text:p>
      <text:p text:style-name="Standard"/>
      <text:p text:style-name="Standard">"O Pagby está em fase de lançamento! Estamos selecionando 10 salões para testar gratuitamente por 60 dias e nos dar feedback. Interessado?"</text:p>
      <text:p text:style-name="Standard"/>
      <text:p text:style-name="Standard">Quer que eu ajude com o processo de abertura de MEI ou prefere focar primeiro na divulgação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19:34:39.158485038</meta:creation-date>
    <dc:date>2026-01-03T19:43:12.649057060</dc:date>
    <meta:editing-duration>PT8M34S</meta:editing-duration>
    <meta:editing-cycles>1</meta:editing-cycles>
    <meta:document-statistic meta:table-count="0" meta:image-count="0" meta:object-count="0" meta:page-count="4" meta:paragraph-count="127" meta:word-count="677" meta:character-count="4386" meta:non-whitespace-character-count="3837"/>
    <meta:generator>LibreOffice/25.8.3.2$Linux_X86_64 LibreOffice_project/580$Build-2</meta:generator>
  </office:meta>
</office:document-meta>
</file>